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4f4a3" officeooo:paragraph-rsid="0004f4a3" style:font-size-asian="15pt" style:font-size-complex="15pt"/>
    </style:style>
    <style:style style:name="P2" style:family="paragraph" style:parent-style-name="Preformatted_20_Text">
      <style:text-properties fo:font-size="13pt" officeooo:rsid="0004f4a3" officeooo:paragraph-rsid="0004f4a3" style:font-size-asian="13pt" style:font-size-complex="13pt"/>
    </style:style>
    <style:style style:name="P3" style:family="paragraph" style:parent-style-name="Preformatted_20_Text">
      <style:paragraph-properties fo:break-before="page"/>
      <style:text-properties fo:font-size="15pt" officeooo:rsid="0004f4a3" officeooo:paragraph-rsid="0004f4a3" style:font-size-asian="15pt" style:font-size-complex="15pt"/>
    </style:style>
    <style:style style:name="P4" style:family="paragraph" style:parent-style-name="Footer">
      <style:text-properties officeooo:rsid="0004f4a3" officeooo:paragraph-rsid="0004f4a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792 著緊通過〈國家語言發展法〉</text:p>
        <text:p text:style-name="P1"/>
        <text:p text:style-name="P1">著緊通過〈 國家語言發展法 〉</text:p>
        <text:p text:style-name="P2">Tio̍h kín thong-kuè “ Kok-ka gí-giân huat-tián-huat ”</text:p>
        <text:p text:style-name="P1"/>
        <text:p text:style-name="P1">是按怎欲揀這篇：</text:p>
        <text:p text:style-name="P1">Sī-án-tsuánn beh kíng tsit phinn: </text:p>
        <text:p text:style-name="P1"/>
        <text:p text:style-name="P1"><text:s/>臺灣 一向欠缺全面規劃、</text:p>
        <text:p text:style-name="P1"><text:s/>Tâi-uân <text:s/>it-hiòng khiàm-khueh tsuân-bīn kui-uē, </text:p>
        <text:p text:style-name="P1"/>
        <text:p text:style-name="P1">多元視野的語言文化政策，</text:p>
        <text:p text:style-name="P1">to-guân sī-iá ê gí-giân bûn-huà tsìng-tshik, </text:p>
        <text:p text:style-name="P1"/>
        <text:p text:style-name="P1"><text:s/>文化部 今年積極咧進行的</text:p>
        <text:p text:style-name="P1"><text:s/>Bûn-huà-pōo <text:s/>kin-nî tsik-ki̍k teh tsìn-hîng ê </text:p>
        <text:p text:style-name="P1"/>
        <text:p text:style-name="P1">〈 國家語言發展法 〉立法工程，</text:p>
        <text:p text:style-name="P1"><text:span text:style-name="T1">“ Kok-ka gí-giân huat-tián-huat ” li̍p-huat kang-tîng,</text:span> </text:p>
        <text:p text:style-name="P1"/>
        <text:p text:style-name="P1">對受「 國語 政策」影響致使</text:p>
        <text:p text:style-name="P1">tuì siū “ kok-gí <text:s/>tsìng-tshik” íng-hióng tì-sú </text:p>
        <text:p text:style-name="P1"/>
        <text:p text:style-name="P1">面臨傳承危機的</text:p>
        <text:p text:style-name="P1">biān-lîm thuân-sîng guî-ki ê </text:p>
        <text:p text:style-name="P1"/>
        <text:p text:style-name="P1"><text:s/>臺灣 本土各 族語 來講，</text:p>
        <text:p text:style-name="P1"><text:s/>Tâi-uân <text:s/>pún-thóo kok <text:s/>tso̍k-gí <text:s/>lâi kóng, </text:p>
        <text:p text:style-name="P1"/>
        <text:p text:style-name="P1">是真重要的改革；</text:p>
        <text:p text:style-name="P1"><text:span text:style-name="T2">sī tsin tiōng-iàu ê kái-kik;</text:span> </text:p>
        <text:p text:style-name="P1">這篇文欲共咱講通過這个</text:p>
        <text:p text:style-name="P1">Tsit phinn bûn beh kā lán kóng thong-kuè tsit ê </text:p>
        <text:p text:style-name="P1"/>
        <text:p text:style-name="P1">法案的迫切性佮必要性。</text:p>
        <text:p text:style-name="P1">huat-àn ê pik-tshiat-sìng kap pit-iàu-sìng.</text:p>
        <text:p text:style-name="P1"/>
        <text:p text:style-name="P1"><text:s/>臺灣 經歷 中華民國 「 國語 政策」的影響，</text:p>
        <text:p text:style-name="P1"><text:s/>Tâi-uân <text:s/>king-li̍k <text:s/>Tiong-huâ-bîn-kok <text:s/>“ kok-gí <text:s/>tsìng-tshik” ê íng-hióng, </text:p>
        <text:p text:style-name="P1"/>
        <text:p text:style-name="P1">造成 臺灣 本土的 原住民族 各 族語 、</text:p>
        <text:p text:style-name="P1">tsō-sîng <text:s/>Tâi-uân <text:s/>pún-thóo ê <text:s/>guân-tsū-bîn-tso̍k <text:s/>kok <text:s/>tso̍k-gí , </text:p>
        <text:p text:style-name="P1"/>
        <text:p text:style-name="P1"><text:s/>臺灣客語 （ 頭家話 ）佮 臺語 面臨</text:p>
        <text:p text:style-name="P1"><text:s/>Tâi-uân Kheh-gí <text:s/>( Thèu-kâ-fa ) kah <text:s/>Tâi-gí <text:s/>biān-lîm </text:p>
        <text:p text:style-name="P1"/>
        <text:p text:style-name="P1">語言流失的危機。</text:p>
        <text:p text:style-name="P1">gí-giân lîu-sit ê guî-ki. </text:p>
        <text:p text:style-name="P1"/>
        <text:p text:style-name="P1">今， 文化部 總算有良心咧</text:p>
        <text:p text:style-name="P1">Tann, <text:s/>Bûn-huà-pōo <text:s/>tsóng sǹg ū liông-sim teh </text:p>
        <text:p text:style-name="P1"/>
        <text:p text:style-name="P1">擬〈 國家語言發展法 〉的草案，</text:p>
        <text:p text:style-name="P1">gí “ Kok-ka gí-giân huat-tián-huat ” ê tshó-àn, </text:p>
        <text:p text:style-name="P1"/>
        <text:p text:style-name="P1">閣佇全國辦過 八 場的公聽會。</text:p>
        <text:p text:style-name="P1"><text:span text:style-name="T1">koh tī tsuân-kok pān-kuè <text:s/>peh <text:s/>tîunn ê kong-thiann-huē.</text:span> </text:p>
        <text:p text:style-name="P1"><text:soft-page-break/>阮認為當今的新國會應該積極進行</text:p>
        <text:p text:style-name="P1">Guán jīn-uî tong-kim ê sin kok-huē ing-kai tsik-ki̍k tsìn-hîng </text:p>
        <text:p text:style-name="P1"/>
        <text:p text:style-name="P1">〈 國家語言發展法 〉的立法，</text:p>
        <text:p text:style-name="P1">“ Kok-ka gí-giân huat-tián-huat ” ê li̍p-huat, </text:p>
        <text:p text:style-name="P1"/>
        <text:p text:style-name="P1">理由是：</text:p>
        <text:p text:style-name="P1">lí-îu sī:</text:p>
        <text:p text:style-name="P1"/>
        <text:p text:style-name="P1"><text:s/>第一 ， 國家語言發展法 符合</text:p>
        <text:p text:style-name="P1"><text:s/>Tē-it , <text:s/>kok-ka gí-giân huat-tián-huat <text:s/>hû-ha̍p </text:p>
        <text:p text:style-name="P1"/>
        <text:p text:style-name="P1">國際潮流閣有呼應 聯合國 的主張。</text:p>
        <text:p text:style-name="P1">kok-tsè tiâu-liû koh ū hoo-ìng <text:s/>Liân-ha̍p-kok <text:s/>ê tsú-tiunn. </text:p>
        <text:p text:style-name="P1"/>
        <text:p text:style-name="P1">佇 1948 年， 聯合國 通過的</text:p>
        <text:p text:style-name="P1">Tī <text:s/>1948 <text:s/>nî, <text:s/>Liân-ha̍p-kok <text:s/>thong-kuè ê </text:p>
        <text:p text:style-name="P1"/>
        <text:p text:style-name="P1">《 世界人權宣言 》 第二 條就講著：</text:p>
        <text:p text:style-name="P1">“ Sè-kài jîn-khuân suan-giân ” <text:s/>tē-jī <text:s/>tiâu tō kóng--tio̍h: </text:p>
        <text:p text:style-name="P1"/>
        <text:p text:style-name="P1">「人人有資格享受本宣言</text:p>
        <text:p text:style-name="P1">“Lâng-lâng ū tsu-keh hiáng-siū pún suan-giân </text:p>
        <text:p text:style-name="P1"/>
        <text:p text:style-name="P1">所講一切的權利佮自由，</text:p>
        <text:p text:style-name="P1">sóo kóng it-tshè ê khuân-lī kah tsū-iû, </text:p>
        <text:p text:style-name="P1"/>
        <text:p text:style-name="P1"/>
        <text:p text:style-name="P1">無分種族、皮膚色、性別、語言、</text:p>
        <text:p text:style-name="P1">bô hun tsíng-tso̍k, phuê-hu-sik, sìng-pia̍t, gí-giân, </text:p>
        <text:p text:style-name="P1"/>
        <text:p text:style-name="P1">宗教、政治抑是其他見解、國籍，</text:p>
        <text:p text:style-name="P1">tsong-kàu, tsìng-tī ia̍h-sī kî-thann kiàn-kái, kok-tsi̍k, </text:p>
        <text:p text:style-name="P1"/>
        <text:p text:style-name="P1">或者是社會出身、財產、出世</text:p>
        <text:p text:style-name="P1">hi̍k-tsiá sī siā-huē tshut-sin, tsâi-sán, tshut-sì </text:p>
        <text:p text:style-name="P1"/>
        <text:p text:style-name="P1">抑是其他身份等任何區別。」</text:p>
        <text:p text:style-name="P1">ia̍h-sī kî-thann sin-hūn tíng jīm-hô khu-pia̍t.” </text:p>
        <text:p text:style-name="P1"/>
        <text:p text:style-name="P1">為著落實人權宣言，</text:p>
        <text:p text:style-name="P1">Uī-tio̍h lo̍k-si̍t jîn-khuân suan-giân, </text:p>
        <text:p text:style-name="P1"/>
        <text:p text:style-name="P1"><text:s/>聯合國 佇 1966 年閣制定通過</text:p>
        <text:p text:style-name="P1"><text:s/>Liân-ha̍p-kok <text:s/>tī <text:s/>1966 <text:s/>nî koh tsè-tīng thong-kuè </text:p>
        <text:p text:style-name="P1"/>
        <text:p text:style-name="P1">《 公民權利佮政治權利國際公約 》和</text:p>
        <text:p text:style-name="P1">“ Kong-bîn khuân-lī kap tsìng-tī khuân-lī kok-tsè kong-iok ” hām </text:p>
        <text:p text:style-name="P1"/>
        <text:p text:style-name="P1">《 經濟、社會佮文化權利國際公約 》。</text:p>
        <text:p text:style-name="P1">“ King-tsè, siā-huē kap bûn-huà khuân-lī kok-tsè kong-iok .” </text:p>
        <text:p text:style-name="P1"/>
        <text:p text:style-name="P1"/>
        <text:p text:style-name="P3">國內 立法院 到甲 2009 年 3 月 31 才通過</text:p>
        <text:p text:style-name="P1">Kok-lāi <text:s/>Li̍p-huat-īnn <text:s/>kàu kah <text:s/>2009 <text:s/>nî <text:s/>3 <text:s/>gue̍h <text:s/>31 <text:s/>tsiah thong-kuè </text:p>
        <text:p text:style-name="P1"/>
        <text:p text:style-name="P1">這 兩 个公約佮 兩 公約施行法。</text:p>
        <text:p text:style-name="P1">tsit <text:s/>nn̄g <text:s/>ê kong-iok kah <text:s/>nn̄g <text:s/>kong-iok si-hîng-huat. </text:p>
        <text:p text:style-name="P1"/>
        <text:p text:style-name="P1"><text:s/>馬英九 嘛以 中華民國 總統的身份</text:p>
        <text:p text:style-name="P1"><text:s/>Má Ing-kiú <text:s/>mā í <text:s/>Tiong-huâ-bîn-kok <text:s/>tsóng-thóng ê sin-hūn </text:p>
        <text:p text:style-name="P1"/>
        <text:p text:style-name="P1">佇 2009 年 5 月 14 正式簽字</text:p>
        <text:p text:style-name="P1">tī <text:s/>2009 <text:s/>nî <text:s/>5 <text:s/>gue̍h <text:s/>14 <text:s/>tsìng-sik tshiam-jī </text:p>
        <text:p text:style-name="P1"/>
        <text:p text:style-name="P1">批准這 兩 个公約佮施行法。</text:p>
        <text:p text:style-name="P1">phue-tsún tsit <text:s/>nn̄g <text:s/>ê kong-iok kah si-hîng-huat.</text:p>
        <text:p text:style-name="P1"/>
        <text:p text:style-name="P1">另外，</text:p>
        <text:p text:style-name="P1">Līng-guā, </text:p>
        <text:p text:style-name="P1"/>
        <text:p text:style-name="P1">有數百个非政府組織佮 國際筆會 </text:p>
        <text:p text:style-name="P1">ū sòo pah ê hui tsìng-hú tsoo-tsit kap <text:s/>kok-tsè pit-huē <text:s/></text:p>
        <text:p text:style-name="P1"/>
        <text:p text:style-name="P1">中心的代表 1996 年佇 西班牙 </text:p>
        <text:p text:style-name="P1">tiong-sim ê tāi-piáu <text:s/>1996 <text:s/>nî tī <text:s/>Se-pan-gâ <text:s/></text:p>
        <text:p text:style-name="P1"/>
        <text:p text:style-name="P1"><text:s/>Barcelona 召開大會公佈</text:p>
        <text:p text:style-name="P1"><text:s/>Barcelona <text:s/>tiàu-khui tāi-huē kong-pòo </text:p>
        <text:p text:style-name="P1">《 世界語言權宣言 》。</text:p>
        <text:p text:style-name="P1">“ Sè-kài gí-giân-khuân suan-giân .” </text:p>
        <text:p text:style-name="P1"/>
        <text:p text:style-name="P1">這个語言權宣言閣較詳細規範</text:p>
        <text:p text:style-name="P1">Tsit ê gí-giân-khuân suan-giân koh-khah siông-sè kui-huān </text:p>
        <text:p text:style-name="P1"/>
        <text:p text:style-name="P1">佮主張族群母語的基本權益應該受著保障。</text:p>
        <text:p text:style-name="P1">kah tsú-tiunn tso̍k-kûn bú-gí ê ki-pún khuân-ik ing-kai sīu-tio̍h pó-tsiong. </text:p>
        <text:p text:style-name="P1"/>
        <text:p text:style-name="P1">譬喻講，</text:p>
        <text:p text:style-name="P1">Phì-jū kóng, </text:p>
        <text:p text:style-name="P1"/>
        <text:p text:style-name="P1"><text:s/>第二十七 條：</text:p>
        <text:p text:style-name="P1"><text:s/>tē-jī-tsa̍p-tshit <text:s text:c="2"/>tiâu: </text:p>
        <text:p text:style-name="P1"/>
        <text:p text:style-name="P1">「所有語言社群攏有資格教育伊的成員，</text:p>
        <text:p text:style-name="P1">“Sóo-ū gí-giân siā-kûn lóng ū tsu-keh kàu-io̍k i ê sîng-uân, </text:p>
        <text:p text:style-name="P1"/>
        <text:p text:style-name="P1">予 in會當得著佮家己文化傳統相關的語言的智識，</text:p>
        <text:p text:style-name="P1">hōo in ē-tàng tit-tio̍h kap ka-tī bûn-huà thuân-thóng siong-kuan ê gí-giân ê tì-sik, </text:p>
        <text:p text:style-name="P1"/>
        <text:p text:style-name="P1">像講捌成做in社區慣勢用語的文學佮聖言。」</text:p>
        <text:p text:style-name="P1">tshīunn kóng bat tsiânn-tsò in siā-khu kuàn-sì iōng-gí ê bûn-ha̍k kah sìng-giân.” </text:p>
        <text:p text:style-name="P1"><text:soft-page-break/></text:p>
        <text:p text:style-name="P1"><text:s/>第二十九 條：</text:p>
        <text:p text:style-name="P1"><text:s/>Tē-jī-tsa̍p-káu <text:s/>tiâu: </text:p>
        <text:p text:style-name="P1"/>
        <text:p text:style-name="P1">「人人攏有資格用家己徛起彼區域的</text:p>
        <text:p text:style-name="P1">“Lâng-lâng lóng ū tsu-keh īng ka-tī khiā-khí hit khu-hi̍k ê </text:p>
        <text:p text:style-name="P1"/>
        <text:p text:style-name="P1">特定通行語言來接受教育。」</text:p>
        <text:p text:style-name="P1">ti̍k-tīng thong-hîng gí-giân lâi tsiap-siū kàu-io̍k.”</text:p>
        <text:p text:style-name="P1"/>
        <text:p text:style-name="P1">為著符合各國保護弱勢族群語言佮文化的潮流，</text:p>
        <text:p text:style-name="P1">Uī-tio̍h hû-ha̍p kok-kok pó-hōo jio̍k-sè tso̍k-kûn gí-giân kap bûn-huà ê tiâu-liû, </text:p>
        <text:p text:style-name="P1"/>
        <text:p text:style-name="P1"><text:s/>聯合國 <text:s/>教科文組織 佇 1999 年閣公佈逐年</text:p>
        <text:p text:style-name="P1"><text:s/>Liân-ha̍p-kok <text:s text:c="2"/>kàu-kho-bûn tsoo-tsit <text:s/>tī <text:s/>1999 <text:s/>nî koh kong-pòo ta̍k-nî </text:p>
        <text:p text:style-name="P1"/>
        <text:p text:style-name="P1"><text:s/>2 月 21 是「 國際母語日 」，</text:p>
        <text:p text:style-name="P1"><text:s/>2 <text:s/>gue̍h <text:s/>21 <text:s/>sī “ Kok-tsè bú-gí-ji̍t ”, </text:p>
        <text:p text:style-name="P1"/>
        <text:p text:style-name="P1">閣對 2000 年開始實施。</text:p>
        <text:p text:style-name="P1">koh tuì <text:s/>2000 <text:s/>nî khai-sí si̍t-si. </text:p>
        <text:p text:style-name="P1"/>
        <text:p text:style-name="P1"/>
        <text:p text:style-name="P1"/>
        <text:p text:style-name="P1"/>
        <text:p text:style-name="P1"/>
        <text:p text:style-name="P1">另外，</text:p>
        <text:p text:style-name="P1">Līng-guā, </text:p>
        <text:p text:style-name="P1"/>
        <text:p text:style-name="P1">佇 2001 年閣再公佈一份《 世界文化多樣性宣言 》，</text:p>
        <text:p text:style-name="P1">tī <text:s/>2001 <text:s/>nî koh-tsài kong-pòo tsi̍t hūn “ Sè-kài bûn-huà to-iūnn-sìng suan-giân ”, </text:p>
        <text:p text:style-name="P1"/>
        <text:p text:style-name="P1">呼籲世界各國愛重視維護語言文化多樣性的重要。</text:p>
        <text:p text:style-name="P1">hoo-io̍k sè-kài kok-kok ài tiōng-sī î-hōo gí-giân bûn-huà to-iūnn-sìng ê tiōng-iàu. </text:p>
        <text:p text:style-name="P1"/>
        <text:p text:style-name="P1">《 世界文化多樣性宣言 》 第五 條內容講著，</text:p>
        <text:p text:style-name="P1">“ Sè-kài bûn-huà to-iūnn-sìng suan-giân ” <text:s/>tē-gōo <text:s/>tiâu luē-iông kóng--tio̍h, </text:p>
        <text:p text:style-name="P1"/>
        <text:p text:style-name="P1">「所以，逐个人攏應該會當用in選擇的語言，</text:p>
        <text:p text:style-name="P1">“Sóo-í, ta̍k ê lâng lóng ing-kai ē-tàng īng in suán-ti̍k ê gí-giân, </text:p>
        <text:p text:style-name="P1"/>
        <text:p text:style-name="P1">特別是用家己的母語來表達家己的思想，</text:p>
        <text:p text:style-name="P1">ti̍k-pia̍t sī īng ka-tī ê bú-gí lâi piáu-ta̍t ka-tī ê su-sióng, </text:p>
        <text:p text:style-name="P1"/>
        <text:p text:style-name="P1">進行創作和傳播家己的作品」</text:p>
        <text:p text:style-name="P1">tsìn-hîng tshòng-tsok hām thuân-pòo ka-tī ê tsok-phín”</text:p>
        <text:p text:style-name="P1"/>
        <text:p text:style-name="P1"><text:soft-page-break/><text:s/>第六 條講著：</text:p>
        <text:p text:style-name="P1"><text:s/>Tē-la̍k <text:s/>tiâu kóng--tio̍h: </text:p>
        <text:p text:style-name="P1"/>
        <text:p text:style-name="P1">「言論自由、傳播媒體的多元化、語言多元化、</text:p>
        <text:p text:style-name="P1">“Giân-lūn tsū-iû, thuân-pòo muî-thé ê to-guân-huà, gí-giân to-guân-huà, </text:p>
        <text:p text:style-name="P1"/>
        <text:p text:style-name="P1">平等享有各種藝術表現形式、科學和技術智識，</text:p>
        <text:p text:style-name="P1">pîng-tíng hiáng-iú kok-tsióng gē-su̍t piáu-hiān hîng-sik, kho-ha̍k hām ki-su̍t tì-sik, </text:p>
        <text:p text:style-name="P1"/>
        <text:p text:style-name="P1">包含數位智識，</text:p>
        <text:p text:style-name="P1">pau-hâm sòo-uī tì-sik, </text:p>
        <text:p text:style-name="P1"/>
        <text:p text:style-name="P1">以及所有文化攏有利用表達</text:p>
        <text:p text:style-name="P1">í-ki̍p sóo-ū bûn-huà lóng ū lī-iōng piáu-ta̍t </text:p>
        <text:p text:style-name="P1"/>
        <text:p text:style-name="P1">佮傳播手段的機會等，</text:p>
        <text:p text:style-name="P1">kah thuân-pòo tshiú-tuānn ê ki-huē tíng, </text:p>
        <text:p text:style-name="P1"/>
        <text:p text:style-name="P1">攏是文化多樣性的可靠保證。」</text:p>
        <text:p text:style-name="P1">lóng sī bûn-huà to-iūnn-sìng ê khó-khò pó-tsìng.” </text:p>
        <text:p text:style-name="P1"/>
        <text:p text:style-name="P1"><text:s/>第九 條：</text:p>
        <text:p text:style-name="P1"><text:s/>Tē káu <text:s/>tiâu: </text:p>
        <text:p text:style-name="P1"/>
        <text:p text:style-name="P1">「每 一 个國家攏應該用遵守in的國際義務做前提，</text:p>
        <text:p text:style-name="P1">“Muí <text:s/>tsi̍t <text:s/>ê kok-ka lóng ing-kai īng tsun-siú in ê kok-tsè gī-bū tsò tsiân-thê, </text:p>
        <text:p text:style-name="P1"/>
        <text:p text:style-name="P1">去制定in本國的文化政策，</text:p>
        <text:p text:style-name="P1">khì tsè-tīng in pún-kok ê bûn-huà tsìng-tshik, </text:p>
        <text:p text:style-name="P1"/>
        <text:p text:style-name="P1">siāng時採取in認為上適合的行動方法，</text:p>
        <text:p text:style-name="P1">siāng-sî tshái-tshú in jīn-uî siōng sik-ha̍p ê hîng-tōng hong-huat, </text:p>
        <text:p text:style-name="P1"/>
        <text:p text:style-name="P1">毋管是佇行動共支持抑是制定必要的規章制度，</text:p>
        <text:p text:style-name="P1">m̄-kuán sī tī hîng-tōng kā tsi-tshî ia̍h-sī tsè-tīng pit-iàu ê kui-tsiong tsè-tōo, </text:p>
        <text:p text:style-name="P1"/>
        <text:p text:style-name="P1">攏愛實施這个政策。」</text:p>
        <text:p text:style-name="P1">lóng ài si̍t-si tsit ê tsìng-tshik.”</text:p>
        <text:p text:style-name="P1"/>
        <text:p text:style-name="P1"><text:s/>聯合國 <text:s/>教科文組織 佇 2003 年閣通過</text:p>
        <text:p text:style-name="P1"><text:s/>Liân-ha̍p-kok <text:s text:c="2"/>kàu-kho-bûn tsoo-tsit <text:s/>tī <text:s/>2003 <text:s/>nî koh thong-kuè </text:p>
        <text:p text:style-name="P1"/>
        <text:p text:style-name="P1">《 保護非物質文化遺產公約 》，</text:p>
        <text:p text:style-name="P1">“ Pó-hōo hui bu̍t-tsit bûn-huà uî-sán kong-iok ”, </text:p>
        <text:p text:style-name="P1"/>
        <text:p text:style-name="P1">追求文化多樣性佮持續對人類創造力的尊重。</text:p>
        <text:p text:style-name="P1">tui-kiû bûn-huà to-iūnn-sìng kap tshî-sio̍k tuì jîn-luī tshòng-tsō-li̍k ê tsun-tiōng. </text:p>
        <text:p text:style-name="P1"/>
        <text:p text:style-name="P1"/>
        <text:p text:style-name="P3">這个公約對 <text:s/>2006 年開始有效。</text:p>
        <text:p text:style-name="P1">Tsit ê kong-iok tuì <text:s/>2006 <text:s/>nî khai-sí ū-hāu. </text:p>
        <text:p text:style-name="P1"/>
        <text:p text:style-name="P1"><text:s/>臺灣 本土語言佮in的文字</text:p>
        <text:p text:style-name="P1"><text:s/>Tâi-uân <text:s/>pún-thóo gí-giân kap in ê bûn-jī </text:p>
        <text:p text:style-name="P1"/>
        <text:p text:style-name="P1">（像講 新港文 、 白話字 等）完全符合這个公約</text:p>
        <text:p text:style-name="P1">(tshīunn kóng <text:s/>Sin-káng-bûn , <text:s/>Pe̍h-uē-jī <text:s/>tíng) uân-tsuân hû-ha̍p tsit ê kong-iok </text:p>
        <text:p text:style-name="P1"/>
        <text:p text:style-name="P1">對「無形文化遺產」的定義，</text:p>
        <text:p text:style-name="P1">tuì “bû-hîng bûn-huà uî-sán” ê tīng-gī, </text:p>
        <text:p text:style-name="P1"/>
        <text:p text:style-name="P1">攏是應當受著保護佮發展的文化資產。</text:p>
        <text:p text:style-name="P1">lóng sī ìng-tong sīu-tio̍h pó-hōo kap huat-tián ê bûn-huà tsu-sán.</text:p>
        <text:p text:style-name="P1"/>
        <text:p text:style-name="P1"><text:s/>第二 ，</text:p>
        <text:p text:style-name="P1"><text:s/>Tē-jī , </text:p>
        <text:p text:style-name="P1"/>
        <text:p text:style-name="P1">國家語言發展法符合轉型正義，</text:p>
        <text:p text:style-name="P1">kok-ka gí-giân huat-tián-huat hû-ha̍p tsuán-hîng tsìng-gī, </text:p>
        <text:p text:style-name="P1"/>
        <text:p text:style-name="P1">予 臺灣 本土語言佮文化得著生存發展的機會。</text:p>
        <text:p text:style-name="P1">hōo <text:s/>Tâi-uân <text:s/>pún-thóo gí-giân kap bûn-huà tit-tio̍h sing-tsûn huat-tián ê ki-huē. </text:p>
        <text:p text:style-name="P1"/>
        <text:p text:style-name="P1"><text:s/>中華民國 統治的 臺灣 ，</text:p>
        <text:p text:style-name="P1"><text:s/>Tiong-huâ-bîn-kok <text:s/>thóng-tī ê <text:s/>Tâi-uân , </text:p>
        <text:p text:style-name="P1"/>
        <text:p text:style-name="P1">所實施的是獨尊 華語 的單語政策。</text:p>
        <text:p text:style-name="P1">sóo si̍t-si --ê sī to̍k tsun <text:s/>Huâ-gí <text:s/>ê tan-gí tsìng-tshik. </text:p>
        <text:p text:style-name="P1"/>
        <text:p text:style-name="P1"><text:s/>華語 （或者叫做 漢語 ）佇</text:p>
        <text:p text:style-name="P1"><text:s/>Huâ-gí <text:s/>(hi̍k-tsiá kiò-tsò <text:s/>àn-gí ) tī </text:p>
        <text:p text:style-name="P1"/>
        <text:p text:style-name="P1"><text:s/>中華人民共和國 是官方語言，</text:p>
        <text:p text:style-name="P1"><text:s/>Tiong-huâ jîn-bîn kiōng-hô-kok <text:s/>sī kuann-hong gí-giân, </text:p>
        <text:p text:style-name="P1"/>
        <text:p text:style-name="P1">有 13 億人口佮中央政府的支持，</text:p>
        <text:p text:style-name="P1">ū <text:s/>13 <text:s/>ik jîn-kháu kap tiong-iong tsìng-hú ê tsi-tshî, </text:p>
        <text:p text:style-name="P1"/>
        <text:p text:style-name="P1">無可能對地球消失。</text:p>
        <text:p text:style-name="P1">bô khó-lîng tuì tē-kiû siau-sit. </text:p>
        <text:p text:style-name="P1"/>
        <text:p text:style-name="P1">毋過， 臺灣 <text:s/>原住民族 、 客語族 </text:p>
        <text:p text:style-name="P1">M̄-koh, <text:s/>Tâi-uân <text:s text:c="2"/>guân-tsū-bîn-tso̍k , <text:s/>Kheh-gí-tso̍k </text:p>
        <text:p text:style-name="P1"/>
        <text:p text:style-name="P1">佮 臺語 族群的語文</text:p>
        <text:p text:style-name="P1">kah <text:s/>Tâi-gí <text:s/>tso̍k-kûn ê gí-bûn </text:p>
        <text:p text:style-name="P1"/>
        <text:p text:style-name="P1">是殖民主義的受害者，</text:p>
        <text:p text:style-name="P1">sī si̍t-bîn tsú-gī ê sīu-hāi-tsiá, </text:p>
        <text:p text:style-name="P1"><text:soft-page-break/></text:p>
        <text:p text:style-name="P1">若無國家級的醫療救護，</text:p>
        <text:p text:style-name="P1">nā-bô kok-ka-kip ê i-liâu kiù-hōo, </text:p>
        <text:p text:style-name="P1"/>
        <text:p text:style-name="P1">恐驚比北極熊較早送入太平間。</text:p>
        <text:p text:style-name="P1">khióng-kiann pí Pak-ki̍k-hîm khah tsá sàng-ji̍p thài-pîng-king. </text:p>
        <text:p text:style-name="P1"/>
        <text:p text:style-name="P1">所擺阮大聲呼籲新國會</text:p>
        <text:p text:style-name="P1">Sóo-pái guán tuā-siann hoo-io̍k sin kok-huē </text:p>
        <text:p text:style-name="P1"/>
        <text:p text:style-name="P1">愛即時制定 國家語言發展法 ，</text:p>
        <text:p text:style-name="P1">ài tsik-sî tsè-tīng <text:s/>kok-ka gí-giân huat-tián-huat , </text:p>
        <text:p text:style-name="P1"/>
        <text:p text:style-name="P1">通保障 臺灣 本土語文的生存發展！</text:p>
        <text:p text:style-name="P1">thang pó-tsiong <text:s/>Tâi-uân pún-thóo gí-bûn ê sing-tsûn huat-tián!</text:p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4f4a3" officeooo:paragraph-rsid="0004f4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92-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1:30:14.351940701</dc:date>
    <meta:editing-duration>PT3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212" meta:word-count="2127" meta:character-count="6928" meta:non-whitespace-character-count="5871"/>
  </office:meta>
</office:document-meta>
</file>